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ConnectionFactoryLookupUnitTests.getConnectionFactoriesReturnsUnmodifiabl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ConnectionFactoryLookupUnitTests.getConnectionFactoryWhereSuppliedMapHasNoEntryForSpecified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ConnectionFactoryLookupUnitTests.shouldLookupConne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pConnectionFactoryLookupUnitTests.addingConnectionFactoryPermits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pConnectionFactoryLookupUnitTests.getConnectionFactoryWhereSuppliedMapHasNonConnectionFactoryTypeUnderSpecified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